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officeooo:rsid="000c37cf" officeooo:paragraph-rsid="000c37cf"/>
    </style:style>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false" style:font-name-asian="AR PL UMing HK"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Lab Notebook </text:p>
      <text:p text:style-name="P1">### Adam Schonewille 31590136 </text:p>
      <text:p text:style-name="P1">### Akshiv Bansal 35072131</text:p>
      <text:p text:style-name="P1">## Day 1 2018 03 06</text:p>
      <text:p text:style-name="P1">## Optical Set-up, Magnification Observations and Wire Mesh Experiments:</text:p>
      <text:p text:style-name="P1"/>
      <text:p text:style-name="P1"/>
      <text:p text:style-name="P1">### Optical Setup and Alignment</text:p>
      <text:p text:style-name="P1">Mesh that we used has 40 lines/cm</text:p>
      <text:p text:style-name="P1"/>
      <text:p text:style-name="P1">![Optical Set-up for Wire Mesh Experiment](https://raw.githubusercontent.com/akshivbansal/phys408FourierOptics/master/20180306-figure1opticalset-up-wiremesh-editted.jpg)</text:p>
      <text:p text:style-name="P1"/>
      <text:p text:style-name="P1">Moving the <office:annotation office:name="__Annotation__0_1190775319"><dc:creator>Unknown Author</dc:creator><dc:date>2018-03-20T01:13:01.866826038</dc:date><text:list text:style-name=""><text:list-item><text:p text:style-name="P2"><text:span text:style-name="T1">The collimating lens should be set so that the light exiting the spatial filter is parallel <text:s/>right?</text:span></text:p></text:list-item></text:list></office:annotation>collimator lens<office:annotation-end office:name="__Annotation__0_1190775319"/> does not effect magnification or focus. It does seem to vary the intensity on the outer edges of the circle. </text:p>
      <text:p text:style-name="P1"/>
      <text:p text:style-name="P1">We placed the spatial filter at the following settings:</text:p>
      <text:p text:style-name="P1">Image plane</text:p>
      <text:p text:style-name="P1">147.5+358.2+4.2</text:p>
      <text:p text:style-name="P1">1.3-167</text:p>
      <text:p text:style-name="P1">Absolute means from the start of measurement rail, offsets are already included in reported distances. Raw measurements are taken from the back of the stage and the offsets correct to the middle of the optical apparatus. </text:p>
      <text:p text:style-name="P1"/>
      <text:p text:style-name="P1">For ease of reconstruction:</text:p>
      <text:p text:style-name="P1">| Object | Set-up Distance at back of rail slider (cm)|</text:p>
      <text:p text:style-name="P1">|--|--|</text:p>
      <text:p text:style-name="P1">|Spatial Filter|33.3|</text:p>
      <text:p text:style-name="P1">|Transform Lens|167|</text:p>
      <text:p text:style-name="P1">|Mesh|108.5|</text:p>
      <text:p text:style-name="P1">|Collimating Lens|55.8|</text:p>
      <text:p text:style-name="P1">|Imaging Lens|265.5|</text:p>
      <text:p text:style-name="P1">|Object Plane from knife edge|107.1|</text:p>
      <text:p text:style-name="P1"/>
      <text:p text:style-name="P1"/>
      <text:p text:style-name="P1">The distances from the back of several objects to the center of the lenses/apertures is recorded for relative measurements. This was <text:s/>the set-up distances can be related to the locations of action and used in the calculations later on. </text:p>
      <text:p text:style-name="P1"/>
      <text:p text:style-name="P1">| Object | Offset Distances (cm)|</text:p>
      <text:p text:style-name="P1">|--|--|</text:p>
      <text:p text:style-name="P1">|Spatial Filter Offset ($\Delta$)|11.5|</text:p>
      <text:p text:style-name="P1">|Transform Lens back offset ($\Delta$)|1.3|</text:p>
      <text:p text:style-name="P1">|Mesh Offset ($\Delta$)|3.2|</text:p>
      <text:p text:style-name="P1">|Collimating Lens Offset ($\Delta$)|3.05|</text:p>
      <text:p text:style-name="P1">|Imaging Lens Offset ($\Delta$)|3.5|</text:p>
      <text:p text:style-name="P1"/>
      <text:p text:style-name="P1">Doing all these calculations gives the true locations of all the components in this optical setup:</text:p>
      <text:p text:style-name="P1">| Object | Absolute Distance for calculations (cm)|</text:p>
      <text:p text:style-name="P1">|--|--|</text:p>
      <text:p text:style-name="P1">|Spatial Filter|$44.8 \pm 0.5$|</text:p>
      <text:p text:style-name="P1">|Transform Lens|$168.3 \pm 0.5$|</text:p>
      <text:p text:style-name="P1">|Image Plane|$509.9 \pm 0.5$|</text:p>
      <text:p text:style-name="P1">|Mesh|$111.7 \pm 0.1$|</text:p>
      <text:p text:style-name="P1">|Collimating Lens|$58.85 \pm 0.1$|</text:p>
      <text:p text:style-name="P1">|Object Plane from knife edge| 107.1 |</text:p>
      <text:p text:style-name="P1"><text:soft-page-break/></text:p>
      <text:p text:style-name="P1">Imaging lens was placed after the fourier transform plane</text:p>
      <text:p text:style-name="P1"/>
      <text:p text:style-name="P1">### <office:annotation office:name="__Annotation__1_1190775319"><dc:creator>Unknown Author</dc:creator><dc:date>2018-03-20T01:14:03.192033293</dc:date><text:list text:continue-numbering="true" text:style-name=""><text:list-item><text:p text:style-name="P2"><text:span text:style-name="T1">Please don't forget that you should be calculating the spatial frequency, taking into account magnification</text:span></text:p></text:list-item></text:list></office:annotation>Mesh Filtering Experiment<office:annotation-end office:name="__Annotation__1_1190775319"/></text:p>
      <text:p text:style-name="P1"/>
      <text:p text:style-name="P1">Grid spacing from paper: <text:s/>1/8"</text:p>
      <text:p text:style-name="P1"/>
      <text:p text:style-name="P1">### Dark-field Image</text:p>
      <text:p text:style-name="P1"/>
      <text:p text:style-name="P1"/>
      <text:p text:style-name="P1"/>
      <text:p text:style-name="P1"><text:s/></text:p>
      <text:p text:style-name="P1">## Day 2 2018 03 13</text:p>
      <text:p text:style-name="P1">### Character Recognition, Phase-Contrasting and Diffraction:</text:p>
      <text:p text:style-name="P1"/>
      <text:p text:style-name="P1">### Character Recognition:</text:p>
      <text:p text:style-name="P1"/>
      <text:p text:style-name="P1">In todays experiments we placed a sheet of grid paper onto the image plane to be able to see the difference in skew that the camera has on the image plane. This is because the camera views the image plane at an angle and so the bottom of the field of view is smaller than the top. First we set up the optical rail as follows to view the NOZON object in the image plane:</text:p>
      <text:p text:style-name="P1">- **Experimental set-up:** </text:p>
      <text:p text:style-name="P1">- Collimating Lens</text:p>
      <text:p text:style-name="P1">- NOZON aperture in object plane</text:p>
      <text:p text:style-name="P1">- Fourier Transform Lens</text:p>
      <text:p text:style-name="P1"/>
      <text:p text:style-name="P1">We were able to get a clear image of the NOZON aperture:</text:p>
      <text:p text:style-name="P1">![NOZON image](https://raw.githubusercontent.com/akshivbansal/phys408FourierOptics/master/raw_data_from_day2_20180313/Charecter%20Recognition/snap-unknown-20180313-114640-1.jpeg)</text:p>
      <text:p text:style-name="P1"/>
      <text:p text:style-name="P1">We can also invert the image to get a clearer image:</text:p>
      <text:p text:style-name="P1">![INVERTED NOZON IMAGE](https://raw.githubusercontent.com/akshivbansal/phys408FourierOptics/master/raw_data_from_day2_20180313/Charecter%20Recognition/snap-unknown-20180313-114640-1-INVERTED.jpg)</text:p>
      <text:p text:style-name="P1"/>
      <text:p text:style-name="P1">We attempted to adjust the gain so that the image can be seen against the grid of paper to view the camera skew:</text:p>
      <text:p text:style-name="P1">![Gain adjusted NOZON Image](https://raw.githubusercontent.com/akshivbansal/phys408FourierOptics/master/raw_data_from_day2_20180313/Charecter%20Recognition/snap-unknown-20180313-114715-1.jpeg)</text:p>
      <text:p text:style-name="P1"/>
      <text:p text:style-name="P1">Next we added the Imagining lens into the set up to view the fourier transform:</text:p>
      <text:p text:style-name="P1">- **Experimental set-up:** </text:p>
      <text:p text:style-name="P1">- Collimating Lens</text:p>
      <text:p text:style-name="P1">- NOZON aperture in object plane</text:p>
      <text:p text:style-name="P1">- Fourier Transform Lens</text:p>
      <text:p text:style-name="P1">- Imaging Lens to see the FT of the NOZON object</text:p>
      <text:p text:style-name="P1"/>
      <text:p text:style-name="P1">!<office:annotation office:name="__Annotation__4_1190775319"><dc:creator>Unknown Author</dc:creator><dc:date>2018-03-20T01:19:04.472172051</dc:date><text:list text:continue-numbering="true" text:style-name=""><text:list-item><text:p text:style-name="P2"><text:span text:style-name="T1">I'm happy to read you trying this beforehand!</text:span></text:p></text:list-item></text:list></office:annotation>[FT of the NOZON filter]<office:annotation-end office:name="__Annotation__4_1190775319"/>(https://raw.githubusercontent.com/akshivbansal/phys408FourierOptics/master/raw_data_from_day2_20180313/Charecter%20Recognition/snap-unknown-20180313-113721-1.jpeg)</text:p>
      <text:p text:style-name="P1"/>
      <text:p text:style-name="P1">Can also invert the image to save on ink and see more clearly what is going on:</text:p>
      <text:p text:style-name="P1">![Inverted FT of NOZON filter](https://raw.githubusercontent.com/akshivbansal/phys408FourierOptics/master/raw_data_from_day2_20180313/Charecter<text:soft-page-break/>%20Recognition/snap-unknown-20180313-113721-1-INVERTED.jpg)</text:p>
      <text:p text:style-name="P1"/>
      <text:p text:style-name="P1">The FT of the NOZON aperture looks similar to an asterisk (*) and in order to </text:p>
      <text:p text:style-name="P1"/>
      <text:p text:style-name="P1">Next we put the Lazy X in</text:p>
      <text:p text:style-name="P1"/>
      <text:p text:style-name="P1"/>
      <text:p text:style-name="P1">![FIltered out N's from the NOZON image](https://raw.githubusercontent.com/akshivbansal/phys408FourierOptics/master/raw_data_from_day2_20180313/Charecter%20Recognition/snap-unknown-20180313-114925-1.jpeg)</text:p>
      <text:p text:style-name="P1"/>
      <text:p text:style-name="P1"/>
      <text:p text:style-name="P1">Again we invert the image:</text:p>
      <text:p text:style-name="P1">![INVERTED N FILTERED NOZON IMAGE](https://raw.githubusercontent.com/akshivbansal/phys408FourierOptics/master/raw_data_from_day2_20180313/Charecter%20Recognition/snap-unknown-20180313-114925-1-INVERTED.jpg)</text:p>
      <text:p text:style-name="P1"/>
      <text:p text:style-name="P1"/>
      <text:p text:style-name="P1"/>
      <text:p text:style-name="P1">### Phase-Contrast</text:p>
      <text:p text:style-name="P1"/>
      <text:p text:style-name="P1"/>
      <text:p text:style-name="P1">| Object | Set-up Distance at back of rail slider (cm)|</text:p>
      <text:p text:style-name="P1">|--|--|</text:p>
      <text:p text:style-name="P1">|Spatial Filter|33.3|</text:p>
      <text:p text:style-name="P1">|Collimating Lens|102.3|</text:p>
      <text:p text:style-name="P1">|Phase Grating|148.4|</text:p>
      <text:p text:style-name="P1">|Transform Lens|204.0|</text:p>
      <text:p text:style-name="P1">|Wedge Knife Blade|236.2|</text:p>
      <text:p text:style-name="P1">|Imaging Lens|248.5|</text:p>
      <text:p text:style-name="P1"/>
      <text:p text:style-name="P1"/>
      <text:p text:style-name="P1">Bottom-right fringes seperation (between successive bright nodes):</text:p>
      <text:p text:style-name="P1">5mm</text:p>
      <text:p text:style-name="P1"/>
      <text:p text:style-name="P1">Top-middle-right fringes seperation (between successive bright nodes):</text:p>
      <text:p text:style-name="P1"><office:annotation office:name="__Annotation__3_1190775319"><dc:creator>Unknown Author</dc:creator><dc:date>2018-03-20T01:17:22.810203576</dc:date><text:list text:continue-numbering="true" text:style-name=""><text:list-item><text:p text:style-name="P2"><text:span text:style-name="T1">I recall that we had a difficult time recognizing the phase contrast image – did you try one that was less dirty?</text:span></text:p></text:list-item></text:list></office:annotation>3.5-4mm<office:annotation-end office:name="__Annotation__3_1190775319"/></text:p>
      <text:p text:style-name="P1">&lt;!--stackedit_data:</text:p>
      <text:p text:style-name="P1">eyJoaXN0b3J5IjpbLTE1MTY2ODcwMDUsMTM2NjgzNDc1NSwzOT</text:p>
      <text:p text:style-name="P1">YxODgwMDVdfQ==</text:p>
      <text:p text:style-name="P1">--&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0T01:19:48.352533512</dc:date>
    <meta:editing-duration>PT9M42S</meta:editing-duration>
    <meta:editing-cycles>1</meta:editing-cycles>
    <meta:document-statistic meta:table-count="0" meta:image-count="0" meta:object-count="0" meta:page-count="3" meta:paragraph-count="90" meta:word-count="612" meta:character-count="5046" meta:non-whitespace-character-count="4522"/>
    <meta:generator>LibreOffice/4.3.7.2$Linux_X86_64 LibreOffice_project/430$Build-2</meta:generator>
  </office:meta>
</office:document-meta>
</file>